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miana architektury</text:h>
      <text:p text:style-name="Text_20_body">Zamiast jednego kontenera backendu:</text:p>
      <text:list text:style-name="L1">
        <text:list-item>
          <text:p text:style-name="P2"><text:span text:style-name="Source_20_Text">api-a</text:span> </text:p>
        </text:list-item>
        <text:list-item>
          <text:p text:style-name="P1"><text:span text:style-name="Source_20_Text">api-b</text:span> </text:p>
        </text:list-item>
      </text:list>
      <text:p text:style-name="Text_20_body">Nginx będzie kierował ruch do obu instancji:</text:p>
      <text:list text:style-name="L2">
        <text:list-item>
          <text:p text:style-name="P4"><text:span text:style-name="Source_20_Text">api-a:3000</text:span> </text:p>
        </text:list-item>
        <text:list-item>
          <text:p text:style-name="P3"><text:span text:style-name="Source_20_Text">api-b:3000</text:span> </text:p>
        </text:list-item>
      </text:list>
      <text:p text:style-name="Horizontal_20_Line"/>
      <text:h text:style-name="Heading_20_1" text:outline-level="1">1. Zmodyfikowana konfiguracja Nginx z <text:span text:style-name="Source_20_Text">upstream</text:span></text:h>
      <text:p text:style-name="Text_20_body">Plik:</text:p>
      <text:section text:style-name="Sect1" text:name="code-block-viewer">
        <text:p text:style-name="Preformatted_20_Text">frontend\nginx\default.conf</text:p>
      </text:section>
      <text:h text:style-name="Heading_20_2" text:outline-level="2">Nowa zawartość</text:h>
      <text:section text:style-name="Sect1" text:name="Sekcja1">
        <text:p text:style-name="Preformatted_20_Text"><text:bookmark text:name="code-block-viewer"/>upstream backend_upstream {</text:p>
        <text:p text:style-name="Preformatted_20_Text"><text:s text:c="4"/>server api-a:3000;</text:p>
        <text:p text:style-name="Preformatted_20_Text"><text:s text:c="4"/>server api-b:3000;</text:p>
        <text:p text:style-name="Preformatted_20_Text">}</text:p>
        <text:p text:style-name="Preformatted_20_Text">server {</text:p>
        <text:p text:style-name="Preformatted_20_Text"><text:s text:c="4"/>listen 80;</text:p>
        <text:p text:style-name="Preformatted_20_Text"><text:s text:c="4"/>server_name _;</text:p>
        <text:p text:style-name="Preformatted_20_Text"><text:s text:c="4"/>root /usr/share/nginx/html;</text:p>
        <text:p text:style-name="Preformatted_20_Text"><text:s text:c="4"/>index index.html;</text:p>
        <text:p text:style-name="Preformatted_20_Text"><text:s text:c="4"/>location / {</text:p>
        <text:p text:style-name="Preformatted_20_Text"><text:s text:c="8"/>try_files $uri $uri/ =404;</text:p>
        <text:p text:style-name="Preformatted_20_Text"><text:s text:c="4"/>}</text:p>
        <text:p text:style-name="Preformatted_20_Text"><text:s text:c="4"/>location = /api/stats {</text:p>
        <text:p text:style-name="Preformatted_20_Text"><text:s text:c="8"/>proxy_pass http://backend_upstream/stats;</text:p>
        <text:p text:style-name="Preformatted_20_Text"><text:s text:c="8"/>proxy_http_version 1.1;</text:p>
        <text:p text:style-name="Preformatted_20_Text"><text:s text:c="8"/>proxy_set_header Host $host;</text:p>
        <text:p text:style-name="Preformatted_20_Text"><text:s text:c="8"/>proxy_set_header X-Real-IP $remote_addr;</text:p>
        <text:p text:style-name="Preformatted_20_Text"><text:s text:c="8"/>proxy_set_header X-Forwarded-For $proxy_add_x_forwarded_for;</text:p>
        <text:p text:style-name="Preformatted_20_Text"><text:s text:c="8"/>proxy_set_header X-Forwarded-Proto $scheme;</text:p>
        <text:p text:style-name="Preformatted_20_Text"><text:s text:c="8"/>proxy_cache stats_cache;</text:p>
        <text:p text:style-name="Preformatted_20_Text"><text:s text:c="8"/>proxy_cache_valid 200 30s;</text:p>
        <text:p text:style-name="Preformatted_20_Text"><text:s text:c="8"/>proxy_cache_methods GET HEAD;</text:p>
        <text:p text:style-name="Preformatted_20_Text"><text:s text:c="8"/>proxy_cache_key $scheme$request_method$host$request_uri;</text:p>
        <text:p text:style-name="Preformatted_20_Text"><text:s text:c="8"/>add_header X-Cache-Status $upstream_cache_status always;</text:p>
        <text:p text:style-name="Preformatted_20_Text"><text:s text:c="4"/>}</text:p>
        <text:p text:style-name="Preformatted_20_Text"><text:s text:c="4"/>location /api/ {</text:p>
        <text:p text:style-name="Preformatted_20_Text"><text:s text:c="8"/>proxy_pass http://backend_upstream/;</text:p>
        <text:p text:style-name="Preformatted_20_Text"><text:s text:c="8"/>proxy_http_version 1.1;</text:p>
        <text:p text:style-name="Preformatted_20_Text"><text:s text:c="8"/>proxy_set_header Host $host;</text:p>
        <text:p text:style-name="Preformatted_20_Text"><text:s text:c="8"/>proxy_set_header X-Real-IP $remote_addr;</text:p>
        <text:p text:style-name="Preformatted_20_Text"><text:s text:c="8"/>proxy_set_header X-Forwarded-For $proxy_add_x_forwarded_for;</text:p>
        <text:p text:style-name="Preformatted_20_Text"><text:s text:c="8"/>proxy_set_header X-Forwarded-Proto $scheme;</text:p>
        <text:p text:style-name="Preformatted_20_Text"><text:s text:c="4"/>}</text:p>
        <text:p text:style-name="Preformatted_20_Text">}</text:p>
      </text:section>
      <text:h text:style-name="Heading_20_2" text:outline-level="2"><text:soft-page-break/>Co się zmieniło</text:h>
      <text:p text:style-name="Text_20_body">Wcześniej było:</text:p>
      <text:section text:style-name="Sect1" text:name="Sekcja2">
        <text:p text:style-name="Preformatted_20_Text"><text:bookmark text:name="code-block-viewer kopia 1"/>upstream backend_upstream {</text:p>
        <text:p text:style-name="Preformatted_20_Text"><text:s text:c="4"/>server backend:3000;</text:p>
        <text:p text:style-name="Preformatted_20_Text">}</text:p>
      </text:section>
      <text:p text:style-name="Text_20_body">Teraz jest:</text:p>
      <text:section text:style-name="Sect1" text:name="Sekcja3">
        <text:p text:style-name="Preformatted_20_Text"><text:bookmark text:name="code-block-viewer kopia 2"/>upstream backend_upstream {</text:p>
        <text:p text:style-name="Preformatted_20_Text"><text:s text:c="4"/>server api-a:3000;</text:p>
        <text:p text:style-name="Preformatted_20_Text"><text:s text:c="4"/>server api-b:3000;</text:p>
        <text:p text:style-name="Preformatted_20_Text">}</text:p>
      </text:section>
      <text:p text:style-name="Text_20_body">To wystarcza, żeby Nginx rozkładał ruch pomiędzy obie instancje.</text:p>
      <text:p text:style-name="Horizontal_20_Line"/>
      <text:h text:style-name="Heading_20_1" text:outline-level="1">2. Czy trzeba zmieniać <text:span text:style-name="Source_20_Text">stats.html</text:span> i <text:span text:style-name="Source_20_Text">stats.js</text:span>?</text:h>
      <text:p text:style-name="Text_20_body">Jeśli w poprzednim rozwiązaniu <text:span text:style-name="Source_20_Text">stats.js</text:span> już pobierało z <text:span text:style-name="Source_20_Text">/api/stats</text:span> pola:</text:p>
      <text:list text:style-name="L3">
        <text:list-item>
          <text:p text:style-name="P6"><text:span text:style-name="Source_20_Text">totalProducts</text:span> </text:p>
        </text:list-item>
        <text:list-item>
          <text:p text:style-name="P6"><text:span text:style-name="Source_20_Text">instanceId</text:span> </text:p>
        </text:list-item>
        <text:list-item>
          <text:p text:style-name="P5"><text:span text:style-name="Source_20_Text">timestamp</text:span> </text:p>
        </text:list-item>
      </text:list>
      <text:p text:style-name="Text_20_body">to <text:span text:style-name="Strong_20_Emphasis">nie trzeba nic zmieniać</text:span>.</text:p>
      <text:p text:style-name="Text_20_body">Frontend już pokazuje identyfikator instancji, która obsłużyła ostatnie żądanie.</text:p>
      <text:p text:style-name="Text_20_body">Dla przypomnienia, kluczowy fragment <text:span text:style-name="Source_20_Text">stats.js</text:span> powinien wyglądać tak:</text:p>
      <text:section text:style-name="Sect1" text:name="Sekcja4">
        <text:p text:style-name="Preformatted_20_Text"><text:bookmark text:name="code-block-viewer kopia 3"/>async function loadStats() {</text:p>
        <text:p text:style-name="Preformatted_20_Text"><text:s text:c="2"/>try {</text:p>
        <text:p text:style-name="Preformatted_20_Text"><text:s text:c="4"/>const response = await fetch("/api/stats");</text:p>
        <text:p text:style-name="Preformatted_20_Text"><text:s text:c="4"/>const data = await response.json();</text:p>
        <text:p text:style-name="Preformatted_20_Text"><text:s text:c="4"/>document.getElementById("totalProducts").textContent = data.totalProducts;</text:p>
        <text:p text:style-name="Preformatted_20_Text"><text:s text:c="4"/>document.getElementById("instanceId").textContent = data.instanceId;</text:p>
        <text:p text:style-name="Preformatted_20_Text"><text:s text:c="4"/>document.getElementById("timestamp").textContent = data.timestamp;</text:p>
        <text:p text:style-name="Preformatted_20_Text"><text:s text:c="4"/>document.getElementById("cacheStatus").textContent =</text:p>
        <text:p text:style-name="Preformatted_20_Text"><text:s text:c="6"/>response.headers.get("X-Cache-Status") || "N/A";</text:p>
        <text:p text:style-name="Preformatted_20_Text"><text:s text:c="2"/>} catch (error) {</text:p>
        <text:p text:style-name="Preformatted_20_Text"><text:s text:c="4"/>document.getElementById("totalProducts").textContent = "Error";</text:p>
        <text:p text:style-name="Preformatted_20_Text"><text:s text:c="4"/>document.getElementById("instanceId").textContent = error.message;</text:p>
        <text:p text:style-name="Preformatted_20_Text"><text:s text:c="4"/>document.getElementById("timestamp").textContent = "-";</text:p>
        <text:p text:style-name="Preformatted_20_Text"><text:s text:c="4"/>document.getElementById("cacheStatus").textContent = "-";</text:p>
        <text:p text:style-name="Preformatted_20_Text"><text:s text:c="2"/>}</text:p>
        <text:p text:style-name="Preformatted_20_Text">}</text:p>
        <text:p text:style-name="Preformatted_20_Text">document.getElementById("loadStatsBtn").addEventListener("click", loadStats);</text:p>
        <text:p text:style-name="Preformatted_20_Text">loadStats();</text:p>
      </text:section>
      <text:p text:style-name="Text_20_body">To spełnia wymaganie:</text:p>
      <text:p text:style-name="Quotations"><text:span text:style-name="Source_20_Text">stats.html</text:span> ma wyświetlać identyfikator instancji backendu, która obsłużyła ostatnie żądanie.</text:p>
      <text:p text:style-name="Horizontal_20_Line"/>
      <text:h text:style-name="Heading_20_1" text:outline-level="1"><text:soft-page-break/>3. Budowanie nowej wersji frontendu jako <text:span text:style-name="Source_20_Text">v2</text:span></text:h>
      <text:p text:style-name="Text_20_body">Zakładam, że masz już ustawione zmienne w PowerShell:</text:p>
      <text:section text:style-name="Sect1" text:name="Sekcja5">
        <text:p text:style-name="Preformatted_20_Text"><text:bookmark text:name="code-block-viewer kopia 4"/>$REGISTRY_USER = "rockpiryt"</text:p>
        <text:p text:style-name="Preformatted_20_Text">$FRONT_IMAGE = "$REGISTRY_USER/product-dashboard-frontend"</text:p>
        <text:p text:style-name="Preformatted_20_Text">$BACK_IMAGE = "$REGISTRY_USER/product-dashboard-backend"</text:p>
        <text:p text:style-name="Preformatted_20_Text">$VERSION = "v1"</text:p>
      </text:section>
      <text:p text:style-name="Text_20_body">Teraz dla nowej wersji frontendu ustaw:</text:p>
      <text:section text:style-name="Sect1" text:name="Sekcja6">
        <text:p text:style-name="Preformatted_20_Text"><text:bookmark text:name="code-block-viewer kopia 5"/>$FRONT_VERSION = "v2"</text:p>
      </text:section>
      <text:h text:style-name="Heading_20_2" text:outline-level="2">Build nowego obrazu frontendu</text:h>
      <text:section text:style-name="Sect1" text:name="Sekcja7">
        <text:p text:style-name="Preformatted_20_Text"><text:bookmark text:name="code-block-viewer kopia 6"/>docker build -t "${FRONT_IMAGE}:${FRONT_VERSION}" -t "${FRONT_IMAGE}:latest" ./frontend</text:p>
      </text:section>
      <text:p text:style-name="Horizontal_20_Line"/>
      <text:h text:style-name="Heading_20_1" text:outline-level="1">4. Tagowanie i publikacja zaktualizowanego obrazu frontendu</text:h>
      <text:h text:style-name="Heading_20_2" text:outline-level="2">Push</text:h>
      <text:section text:style-name="Sect1" text:name="Sekcja8">
        <text:p text:style-name="Preformatted_20_Text"><text:bookmark text:name="code-block-viewer kopia 7"/>docker push "${FRONT_IMAGE}:${FRONT_VERSION}"</text:p>
        <text:p text:style-name="Preformatted_20_Text">docker push "${FRONT_IMAGE}:latest"</text:p>
      </text:section>
      <text:p text:style-name="Text_20_body">Jeśli chcesz też jawnie pokazać tagowanie, możesz użyć wariantu:</text:p>
      <text:section text:style-name="Sect1" text:name="Sekcja9">
        <text:p text:style-name="Preformatted_20_Text"><text:bookmark text:name="code-block-viewer kopia 8"/>docker build -t "${FRONT_IMAGE}:${FRONT_VERSION}" ./frontend</text:p>
        <text:p text:style-name="Preformatted_20_Text">docker tag "${FRONT_IMAGE}:${FRONT_VERSION}" "${FRONT_IMAGE}:latest"</text:p>
        <text:p text:style-name="Preformatted_20_Text">docker push "${FRONT_IMAGE}:${FRONT_VERSION}"</text:p>
        <text:p text:style-name="Preformatted_20_Text">docker push "${FRONT_IMAGE}:latest"</text:p>
      </text:section>
      <text:p text:style-name="Horizontal_20_Line"/>
      <text:h text:style-name="Heading_20_1" text:outline-level="1">5. Komendy uruchamiające dwie instancje backendu</text:h>
      <text:h text:style-name="Heading_20_2" text:outline-level="2">Utworzenie sieci Docker</text:h>
      <text:p text:style-name="Text_20_body">W PowerShell:</text:p>
      <text:section text:style-name="Sect1" text:name="Sekcja10">
        <text:p text:style-name="Preformatted_20_Text"><text:bookmark text:name="code-block-viewer kopia 9"/>docker network create product-dashboard-net</text:p>
      </text:section>
      <text:p text:style-name="Text_20_body">Jeżeli sieć już istnieje, możesz zignorować błąd albo użyć:</text:p>
      <text:section text:style-name="Sect1" text:name="Sekcja11">
        <text:p text:style-name="Preformatted_20_Text"><text:bookmark text:name="code-block-viewer kopia 10"/>if (-not (docker network ls --format "{{.Name}}" | Select-String "^product-dashboard-net$")) {</text:p>
        <text:p text:style-name="Preformatted_20_Text"><text:s text:c="4"/>docker network create product-dashboard-net</text:p>
        <text:p text:style-name="Preformatted_20_Text">}</text:p>
      </text:section>
      <text:p text:style-name="Horizontal_20_Line"/>
      <text:h text:style-name="Heading_20_2" text:outline-level="2"><text:soft-page-break/>Uruchomienie dwóch backendów z tego samego obrazu</text:h>
      <text:h text:style-name="Heading_20_3" text:outline-level="3"><text:span text:style-name="Source_20_Text">api-a</text:span></text:h>
      <text:section text:style-name="Sect1" text:name="Sekcja12">
        <text:p text:style-name="Preformatted_20_Text"><text:bookmark text:name="code-block-viewer kopia 11"/>docker run -d --name api-a --network product-dashboard-net -e INSTANCE_ID=api-a "${BACK_IMAGE}:v1"</text:p>
      </text:section>
      <text:h text:style-name="Heading_20_3" text:outline-level="3"><text:span text:style-name="Source_20_Text">api-b</text:span></text:h>
      <text:section text:style-name="Sect1" text:name="Sekcja13">
        <text:p text:style-name="Preformatted_20_Text"><text:bookmark text:name="code-block-viewer kopia 12"/>docker run -d --name api-b --network product-dashboard-net -e INSTANCE_ID=api-b "${BACK_IMAGE}:v1"</text:p>
      </text:section>
      <text:p text:style-name="Text_20_body">To spełnia wymaganie:</text:p>
      <text:list text:style-name="L4">
        <text:list-item>
          <text:p text:style-name="P8">ten sam obraz </text:p>
        </text:list-item>
        <text:list-item>
          <text:p text:style-name="P8">dwie instancje </text:p>
        </text:list-item>
        <text:list-item>
          <text:p text:style-name="P7">różne <text:span text:style-name="Source_20_Text">INSTANCE_ID</text:span> </text:p>
        </text:list-item>
      </text:list>
      <text:p text:style-name="Horizontal_20_Line"/>
      <text:h text:style-name="Heading_20_2" text:outline-level="2">Uruchomienie frontendu z wersji <text:span text:style-name="Source_20_Text">v2</text:span></text:h>
      <text:p text:style-name="Text_20_body">Jeśli masz już stary kontener <text:span text:style-name="Source_20_Text">frontend</text:span>, usuń go:</text:p>
      <text:section text:style-name="Sect1" text:name="Sekcja14">
        <text:p text:style-name="Preformatted_20_Text"><text:bookmark text:name="code-block-viewer kopia 13"/>docker rm -f frontend</text:p>
      </text:section>
      <text:p text:style-name="Text_20_body">Potem uruchom nowy:</text:p>
      <text:section text:style-name="Sect1" text:name="Sekcja15">
        <text:p text:style-name="Preformatted_20_Text"><text:bookmark text:name="code-block-viewer kopia 14"/>docker run -d --name frontend --network product-dashboard-net -p 8080:80 "${FRONT_IMAGE}:v2"</text:p>
      </text:section>
      <text:p text:style-name="Horizontal_20_Line"/>
      <text:h text:style-name="Heading_20_1" text:outline-level="1">6. Komendy budowania i publikacji — pełny blok PowerShell</text:h>
      <text:h text:style-name="Heading_20_2" text:outline-level="2">Backend</text:h>
      <text:p text:style-name="Text_20_body">Jeśli backend się nie zmienił, nie musisz budować go ponownie. Dalej możesz używać <text:span text:style-name="Source_20_Text">v1</text:span>.</text:p>
      <text:p text:style-name="Text_20_body">Jeśli chcesz pokazać pełny zestaw:</text:p>
      <text:section text:style-name="Sect1" text:name="Sekcja16">
        <text:p text:style-name="Preformatted_20_Text"><text:bookmark text:name="code-block-viewer kopia 15"/>docker build -t "${BACK_IMAGE}:v1" -t "${BACK_IMAGE}:latest" ./backend</text:p>
        <text:p text:style-name="Preformatted_20_Text">docker push "${BACK_IMAGE}:v1"</text:p>
        <text:p text:style-name="Preformatted_20_Text">docker push "${BACK_IMAGE}:latest"</text:p>
      </text:section>
      <text:h text:style-name="Heading_20_2" text:outline-level="2">Frontend <text:span text:style-name="Source_20_Text">v2</text:span></text:h>
      <text:section text:style-name="Sect1" text:name="Sekcja17">
        <text:p text:style-name="Preformatted_20_Text"><text:bookmark text:name="code-block-viewer kopia 16"/>$REGISTRY_USER = "rockpiryt"</text:p>
        <text:p text:style-name="Preformatted_20_Text">$FRONT_IMAGE = "$REGISTRY_USER/product-dashboard-frontend"</text:p>
        <text:p text:style-name="Preformatted_20_Text">$BACK_IMAGE = "$REGISTRY_USER/product-dashboard-backend"</text:p>
        <text:p text:style-name="Preformatted_20_Text">$FRONT_VERSION = "v2"</text:p>
        <text:p text:style-name="Preformatted_20_Text">docker build -t "${FRONT_IMAGE}:${FRONT_VERSION}" -t "${FRONT_IMAGE}:latest" ./frontend</text:p>
        <text:p text:style-name="Preformatted_20_Text">docker push "${FRONT_IMAGE}:${FRONT_VERSION}"</text:p>
        <text:p text:style-name="Preformatted_20_Text">docker push "${FRONT_IMAGE}:latest"</text:p>
      </text:section>
      <text:p text:style-name="Horizontal_20_Line"/>
      <text:h text:style-name="Heading_20_1" text:outline-level="1"><text:soft-page-break/>7. Testy potwierdzające load balancing</text:h>
      <text:p text:style-name="Text_20_body">Tu jest ważna rzecz:</text:p>
      <text:h text:style-name="Heading_20_2" text:outline-level="2">Cache dla <text:span text:style-name="Source_20_Text">/api/stats</text:span> a load balancing</text:h>
      <text:p text:style-name="Text_20_body">Masz w Nginx cache 30 sekund dla <text:span text:style-name="Source_20_Text">GET /api/stats</text:span>.</text:p>
      <text:p text:style-name="Text_20_body">To oznacza, że:</text:p>
      <text:list text:style-name="L5">
        <text:list-item>
          <text:p text:style-name="P10">pierwsze wywołanie może pójść do <text:span text:style-name="Source_20_Text">api-a</text:span> </text:p>
        </text:list-item>
        <text:list-item>
          <text:p text:style-name="P10">kolejne przez 30 sekund mogą wracać z cache </text:p>
        </text:list-item>
        <text:list-item>
          <text:p text:style-name="P9">wtedy nie zobaczysz przełączania instancji </text:p>
        </text:list-item>
      </text:list>
      <text:h text:style-name="Heading_20_2" text:outline-level="2">Jak to poprawnie przetestować</text:h>
      <text:p text:style-name="Text_20_body">Masz 2 sensowne opcje:</text:p>
      <text:h text:style-name="Heading_20_3" text:outline-level="3">Opcja A — czekać ponad 30 sekund między żądaniami</text:h>
      <text:h text:style-name="Heading_20_3" text:outline-level="3">Opcja B — tymczasowo wyłączyć cache do testu LB</text:h>
      <text:p text:style-name="Text_20_body">Ponieważ zadanie mówi, żeby oprzeć się na istniejącym rozwiązaniu, najbezpieczniej pokazać test z <text:span text:style-name="Strong_20_Emphasis">odczekaniem 30+ sekund</text:span>.</text:p>
      <text:p text:style-name="Horizontal_20_Line"/>
      <text:h text:style-name="Heading_20_1" text:outline-level="1">8. Test <text:span text:style-name="Source_20_Text">/api/stats</text:span> w PowerShell</text:h>
      <text:h text:style-name="Heading_20_2" text:outline-level="2">Pierwsze wywołanie</text:h>
      <text:section text:style-name="Sect1" text:name="Sekcja18">
        <text:p text:style-name="Preformatted_20_Text"><text:bookmark text:name="code-block-viewer kopia 17"/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h text:style-name="Heading_20_3" text:outline-level="3">Przykładowy wynik</text:h>
      <text:section text:style-name="Sect1" text:name="Sekcja19">
        <text:p text:style-name="Preformatted_20_Text"><text:bookmark text:name="code-block-viewer kopia 18"/>MISS</text:p>
        <text:p text:style-name="Preformatted_20_Text">{"totalProducts":3,"instanceId":"api-a","timestamp":"2026-03-27T15:00:00.000Z"}</text:p>
      </text:section>
      <text:p text:style-name="Horizontal_20_Line"/>
      <text:h text:style-name="Heading_20_2" text:outline-level="2">Drugie wywołanie od razu</text:h>
      <text:section text:style-name="Sect1" text:name="Sekcja20">
        <text:p text:style-name="Preformatted_20_Text"><text:bookmark text:name="code-block-viewer kopia 19"/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h text:style-name="Heading_20_3" text:outline-level="3">Przykładowy wynik</text:h>
      <text:section text:style-name="Sect1" text:name="Sekcja21">
        <text:p text:style-name="Preformatted_20_Text"><text:bookmark text:name="code-block-viewer kopia 20"/>HIT</text:p>
        <text:p text:style-name="Preformatted_20_Text">{"totalProducts":3,"instanceId":"api-a","timestamp":"2026-03-27T15:00:00.000Z"}</text:p>
      </text:section>
      <text:p text:style-name="Text_20_body">To pokazuje działanie cache.</text:p>
      <text:p text:style-name="Horizontal_20_Line"/>
      <text:h text:style-name="Heading_20_2" text:outline-level="2"><text:soft-page-break/>Trzecie wywołanie po ponad 30 sekundach</text:h>
      <text:section text:style-name="Sect1" text:name="Sekcja22">
        <text:p text:style-name="Preformatted_20_Text"><text:bookmark text:name="code-block-viewer kopia 21"/>Start-Sleep -Seconds 31</text:p>
        <text:p text:style-name="Preformatted_20_Text"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h text:style-name="Heading_20_3" text:outline-level="3">Przykładowy wynik</text:h>
      <text:section text:style-name="Sect1" text:name="Sekcja23">
        <text:p text:style-name="Preformatted_20_Text"><text:bookmark text:name="code-block-viewer kopia 22"/>MISS</text:p>
        <text:p text:style-name="Preformatted_20_Text">{"totalProducts":3,"instanceId":"api-b","timestamp":"2026-03-27T15:00:35.000Z"}</text:p>
      </text:section>
      <text:p text:style-name="Text_20_body">To pokazuje, że kolejne żądanie po wygaśnięciu cache mogło zostać obsłużone przez inną instancję.</text:p>
      <text:p text:style-name="Horizontal_20_Line"/>
      <text:h text:style-name="Heading_20_1" text:outline-level="1">9. Test wielokrotny pokazujący różne <text:span text:style-name="Source_20_Text">INSTANCE_ID</text:span></text:h>
      <text:p text:style-name="Text_20_body">Możesz użyć prostego skryptu PowerShell:</text:p>
      <text:section text:style-name="Sect1" text:name="Sekcja24">
        <text:p text:style-name="Preformatted_20_Text"><text:bookmark text:name="code-block-viewer kopia 23"/>1..4 | ForEach-Object {</text:p>
        <text:p text:style-name="Preformatted_20_Text"><text:s text:c="4"/>$response = Invoke-WebRequest -Uri "http://localhost:8080/api/stats" -Method GET</text:p>
        <text:p text:style-name="Preformatted_20_Text"><text:s text:c="4"/>Write-Host "Request $_"</text:p>
        <text:p text:style-name="Preformatted_20_Text"><text:s text:c="4"/>Write-Host "X-Cache-Status: $($response.Headers['X-Cache-Status'])"</text:p>
        <text:p text:style-name="Preformatted_20_Text"><text:s text:c="4"/>Write-Host "Body: $($response.Content)"</text:p>
        <text:p text:style-name="Preformatted_20_Text"><text:s text:c="4"/>Write-Host "-----------------------------"</text:p>
        <text:p text:style-name="Preformatted_20_Text"><text:s text:c="4"/>Start-Sleep -Seconds 31</text:p>
        <text:p text:style-name="Preformatted_20_Text">}</text:p>
      </text:section>
      <text:h text:style-name="Heading_20_2" text:outline-level="2">Przykładowy wynik</text:h>
      <text:section text:style-name="Sect1" text:name="Sekcja25">
        <text:p text:style-name="Preformatted_20_Text"><text:bookmark text:name="code-block-viewer kopia 24"/>Request 1</text:p>
        <text:p text:style-name="Preformatted_20_Text">X-Cache-Status: MISS</text:p>
        <text:p text:style-name="Preformatted_20_Text">Body: {"totalProducts":3,"instanceId":"api-a","timestamp":"2026-03-27T15:10:00.000Z"}</text:p>
        <text:p text:style-name="Preformatted_20_Text">-----------------------------</text:p>
        <text:p text:style-name="Preformatted_20_Text">Request 2</text:p>
        <text:p text:style-name="Preformatted_20_Text">X-Cache-Status: MISS</text:p>
        <text:p text:style-name="Preformatted_20_Text">Body: {"totalProducts":3,"instanceId":"api-b","timestamp":"2026-03-27T15:10:31.000Z"}</text:p>
        <text:p text:style-name="Preformatted_20_Text">-----------------------------</text:p>
        <text:p text:style-name="Preformatted_20_Text">Request 3</text:p>
        <text:p text:style-name="Preformatted_20_Text">X-Cache-Status: MISS</text:p>
        <text:p text:style-name="Preformatted_20_Text">Body: {"totalProducts":3,"instanceId":"api-a","timestamp":"2026-03-27T15:11:02.000Z"}</text:p>
        <text:p text:style-name="Preformatted_20_Text">-----------------------------</text:p>
        <text:p text:style-name="Preformatted_20_Text">Request 4</text:p>
        <text:p text:style-name="Preformatted_20_Text">X-Cache-Status: MISS</text:p>
        <text:p text:style-name="Preformatted_20_Text">Body: {"totalProducts":3,"instanceId":"api-b","timestamp":"2026-03-27T15:11:33.000Z"}</text:p>
        <text:p text:style-name="Preformatted_20_Text">-----------------------------</text:p>
      </text:section>
      <text:p text:style-name="Text_20_body">To jest bardzo dobry dowód na:</text:p>
      <text:list text:style-name="L6">
        <text:list-item>
          <text:p text:style-name="P12">load balancing działa </text:p>
        </text:list-item>
        <text:list-item>
          <text:p text:style-name="P11">różne instancje obsługują kolejne żądania </text:p>
        </text:list-item>
      </text:list>
      <text:p text:style-name="Horizontal_20_Line"/>
      <text:h text:style-name="Heading_20_1" text:outline-level="1"><text:soft-page-break/>10. Test wyświetlania <text:span text:style-name="Source_20_Text">INSTANCE_ID</text:span> w aplikacji</text:h>
      <text:p text:style-name="Text_20_body">Wejdź w przeglądarce na:</text:p>
      <text:section text:style-name="Sect1" text:name="Sekcja26">
        <text:p text:style-name="Preformatted_20_Text"><text:bookmark text:name="code-block-viewer kopia 25"/>http://localhost:8080/stats.html</text:p>
      </text:section>
      <text:p text:style-name="Text_20_body">Po klikaniu <text:span text:style-name="Strong_20_Emphasis">Refresh stats</text:span> albo odświeżaniu strony po wygaśnięciu cache powinnaś widzieć zmianę pola:</text:p>
      <text:list text:style-name="L7">
        <text:list-item>
          <text:p text:style-name="P14"><text:span text:style-name="Source_20_Text">Backend instance: api-a</text:span> </text:p>
        </text:list-item>
        <text:list-item>
          <text:p text:style-name="P13">później <text:span text:style-name="Source_20_Text">Backend instance: api-b</text:span> </text:p>
        </text:list-item>
      </text:list>
      <text:h text:style-name="Heading_20_2" text:outline-level="2">Oczekiwane zachowanie</text:h>
      <text:p text:style-name="Text_20_body">Na podstronie <text:span text:style-name="Source_20_Text">stats.html</text:span>:</text:p>
      <text:list text:style-name="L8">
        <text:list-item>
          <text:p text:style-name="P16"><text:span text:style-name="Source_20_Text">Total products</text:span> pokazuje liczbę produktów </text:p>
        </text:list-item>
        <text:list-item>
          <text:p text:style-name="P16"><text:span text:style-name="Source_20_Text">Backend instance</text:span> pokazuje <text:span text:style-name="Source_20_Text">api-a</text:span> albo <text:span text:style-name="Source_20_Text">api-b</text:span> </text:p>
        </text:list-item>
        <text:list-item>
          <text:p text:style-name="P15"><text:span text:style-name="Source_20_Text">X-Cache-Status</text:span> pokazuje <text:span text:style-name="Source_20_Text">MISS</text:span> albo <text:span text:style-name="Source_20_Text">HIT</text:span> </text:p>
        </text:list-item>
      </text:list>
      <text:p text:style-name="Horizontal_20_Line"/>
      <text:h text:style-name="Heading_20_1" text:outline-level="1">11. Wyniki testów do wpisania w odpowiedzi</text:h>
      <text:p text:style-name="Text_20_body">Możesz to wpisać prawie 1:1.</text:p>
      <text:h text:style-name="Heading_20_2" text:outline-level="2">Test load balancingu</text:h>
      <text:h text:style-name="Heading_20_3" text:outline-level="3">Wywołanie 1</text:h>
      <text:section text:style-name="Sect1" text:name="Sekcja27">
        <text:p text:style-name="Preformatted_20_Text"><text:bookmark text:name="code-block-viewer kopia 26"/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p text:style-name="Text_20_body">Wynik:</text:p>
      <text:section text:style-name="Sect1" text:name="Sekcja28">
        <text:p text:style-name="Preformatted_20_Text"><text:bookmark text:name="code-block-viewer kopia 27"/>MISS</text:p>
        <text:p text:style-name="Preformatted_20_Text">{"totalProducts":3,"instanceId":"api-a","timestamp":"2026-03-27T15:00:00.000Z"}</text:p>
      </text:section>
      <text:h text:style-name="Heading_20_3" text:outline-level="3">Wywołanie 2 po 31 sekundach</text:h>
      <text:section text:style-name="Sect1" text:name="Sekcja29">
        <text:p text:style-name="Preformatted_20_Text"><text:bookmark text:name="code-block-viewer kopia 28"/>Start-Sleep -Seconds 31</text:p>
        <text:p text:style-name="Preformatted_20_Text"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p text:style-name="Text_20_body">Wynik:</text:p>
      <text:section text:style-name="Sect1" text:name="Sekcja30">
        <text:p text:style-name="Preformatted_20_Text"><text:bookmark text:name="code-block-viewer kopia 29"/>MISS</text:p>
        <text:p text:style-name="Preformatted_20_Text">{"totalProducts":3,"instanceId":"api-b","timestamp":"2026-03-27T15:00:31.000Z"}</text:p>
      </text:section>
      <text:h text:style-name="Heading_20_3" text:outline-level="3">Wniosek</text:h>
      <text:p text:style-name="Text_20_body">Kolejne żądania do <text:span text:style-name="Source_20_Text">/api/stats</text:span> były obsługiwane przez różne instancje backendu (<text:span text:style-name="Source_20_Text">api-a</text:span>, <text:span text:style-name="Source_20_Text">api-b</text:span>), co potwierdza poprawne działanie bloku <text:span text:style-name="Source_20_Text">upstream</text:span> i load balancingu w Nginx.</text:p>
      <text:p text:style-name="Horizontal_20_Line"/>
      <text:h text:style-name="Heading_20_2" text:outline-level="2"><text:soft-page-break/>Test aplikacji frontendowej</text:h>
      <text:p text:style-name="Text_20_body">Na stronie:</text:p>
      <text:section text:style-name="Sect1" text:name="Sekcja31">
        <text:p text:style-name="Preformatted_20_Text"><text:bookmark text:name="code-block-viewer kopia 30"/>http://localhost:8080/stats.html</text:p>
      </text:section>
      <text:p text:style-name="Text_20_body">po kliknięciu przycisku odświeżania:</text:p>
      <text:list text:style-name="L9">
        <text:list-item>
          <text:p text:style-name="P18">wyświetlany jest <text:span text:style-name="Source_20_Text">instanceId</text:span> </text:p>
        </text:list-item>
        <text:list-item>
          <text:p text:style-name="P18">wartość może zmieniać się między <text:span text:style-name="Source_20_Text">api-a</text:span> i <text:span text:style-name="Source_20_Text">api-b</text:span> </text:p>
        </text:list-item>
        <text:list-item>
          <text:p text:style-name="P17">aplikacja poprawnie prezentuje identyfikator instancji, która obsłużyła ostatnie żądanie </text:p>
        </text:list-item>
      </text:list>
      <text:p text:style-name="Horizontal_20_Line"/>
      <text:h text:style-name="Heading_20_1" text:outline-level="1">12. Gotowy blok komend PowerShell</text:h>
      <text:h text:style-name="Heading_20_2" text:outline-level="2">Build i push nowego frontendu</text:h>
      <text:section text:style-name="Sect1" text:name="Sekcja32">
        <text:p text:style-name="Preformatted_20_Text"><text:bookmark text:name="code-block-viewer kopia 31"/>$REGISTRY_USER = "rockpiryt"</text:p>
        <text:p text:style-name="Preformatted_20_Text">$FRONT_IMAGE = "$REGISTRY_USER/product-dashboard-frontend"</text:p>
        <text:p text:style-name="Preformatted_20_Text">$BACK_IMAGE = "$REGISTRY_USER/product-dashboard-backend"</text:p>
        <text:p text:style-name="Preformatted_20_Text">$FRONT_VERSION = "v2"</text:p>
        <text:p text:style-name="Preformatted_20_Text">docker build -t "${FRONT_IMAGE}:${FRONT_VERSION}" -t "${FRONT_IMAGE}:latest" ./frontend</text:p>
        <text:p text:style-name="Preformatted_20_Text">docker push "${FRONT_IMAGE}:${FRONT_VERSION}"</text:p>
        <text:p text:style-name="Preformatted_20_Text">docker push "${FRONT_IMAGE}:latest"</text:p>
      </text:section>
      <text:h text:style-name="Heading_20_2" text:outline-level="2">Start środowiska z dwoma backendami</text:h>
      <text:section text:style-name="Sect1" text:name="Sekcja33">
        <text:p text:style-name="Preformatted_20_Text"><text:bookmark text:name="code-block-viewer kopia 32"/>docker network create product-dashboard-net</text:p>
        <text:p text:style-name="Preformatted_20_Text">docker rm -f frontend api-a api-b</text:p>
        <text:p text:style-name="Preformatted_20_Text">docker run -d --name api-a --network product-dashboard-net -e INSTANCE_ID=api-a "${BACK_IMAGE}:v1"</text:p>
        <text:p text:style-name="Preformatted_20_Text">docker run -d --name api-b --network product-dashboard-net -e INSTANCE_ID=api-b "${BACK_IMAGE}:v1"</text:p>
        <text:p text:style-name="Preformatted_20_Text">docker run -d --name frontend --network product-dashboard-net -p 8080:80 "${FRONT_IMAGE}:v2"</text:p>
      </text:section>
      <text:h text:style-name="Heading_20_2" text:outline-level="2">Test load balancingu</text:h>
      <text:section text:style-name="Sect1" text:name="Sekcja34">
        <text:p text:style-name="Preformatted_20_Text"><text:bookmark text:name="code-block-viewer kopia 33"/>$response = Invoke-WebRequest -Uri "http://localhost:8080/api/stats" -Method GET</text:p>
        <text:p text:style-name="Preformatted_20_Text">$response.Headers["X-Cache-Status"]</text:p>
        <text:p text:style-name="Preformatted_20_Text">$response.Content</text:p>
        <text:p text:style-name="Preformatted_20_Text">Start-Sleep -Seconds 31</text:p>
        <text:p text:style-name="Preformatted_20_Text"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p text:style-name="Horizontal_20_Line"/>
      <text:h text:style-name="Heading_20_1" text:outline-level="1">13. Krótkie podsumowanie do oddania</text:h>
      <text:p text:style-name="Text_20_body">W rozszerzonej wersji rozwiązania uruchomiono dwie instancje backendu (<text:span text:style-name="Source_20_Text">api-a</text:span> i <text:span text:style-name="Source_20_Text">api-b</text:span>) z tego samego obrazu Docker, różniące się wartością zmiennej <text:span text:style-name="Source_20_Text">INSTANCE_ID</text:span>. Konfiguracja Nginx została zmodyfikowana poprzez użycie bloku <text:span text:style-name="Source_20_Text">upstream</text:span>, który rozkłada ruch pomiędzy obie instancje. Podstrona <text:span text:style-name="Source_20_Text">stats.html</text:span> wyświetla identyfikator instancji backendu obsługującej ostatnie żądanie. Testy wykonane dla <text:span text:style-name="Source_20_Text">/api/stats</text:span> potwierdziły, że po wygaśnięciu cache <text:soft-page-break/>odpowiedzi były obsługiwane naprzemiennie przez różne instancje backendu. Zaktualizowany frontend został zbudowany i opublikowany do rejestru jako wersja <text:span text:style-name="Source_20_Text">v2</text:span>.</text:p>
      <text:p text:style-name="Text_20_body">Jeśli chcesz, mogę Ci teraz złożyć z tego <text:span text:style-name="Strong_20_Emphasis">gotową odpowiedź “na zaliczenie”</text:span> w bardziej formalnym stylu, bez instrukcji pobocznych i bez komentarzy techniczny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7T16:33:18.137000000</meta:creation-date>
    <dc:date>2026-03-27T16:33:40.809000000</dc:date>
    <meta:editing-duration>PT24S</meta:editing-duration>
    <meta:editing-cycles>1</meta:editing-cycles>
    <meta:document-statistic meta:table-count="0" meta:image-count="0" meta:object-count="0" meta:page-count="9" meta:paragraph-count="272" meta:word-count="1148" meta:character-count="11125" meta:non-whitespace-character-count="9976"/>
    <meta:generator>LibreOffice/7.4.7.2$Windows_X86_64 LibreOffice_project/723314e595e8007d3cf785c16538505a1c878ca5</meta:generator>
  </office:meta>
</office:document-meta>
</file>